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1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table:style-name="Default" office:value-type="string">
            <text:p>ch</text:p>
          </table:table-cell>
          <table:table-cell table:style-name="Default" office:value-type="string">
            <text:p>E (MeV)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>
            <text:p>h101</text:p>
          </table:table-cell>
          <table:table-cell table:style-name="Default" table:number-columns-repeated="2"/>
          <table:table-cell table:style-name="Default" office:value-type="string">
            <text:p>slope</text:p>
          </table:table-cell>
          <table:table-cell table:style-name="Default" office:value-type="string">
            <text:p>intercept</text:p>
          </table:table-cell>
          <table:table-cell>
            <draw:frame table:end-cell-address="Sheet1.I7" table:end-x="0.6803in" table:end-y="0.1583in" draw:z-index="0" draw:style-name="gr1" svg:width="3.2417in" svg:height="0.8535in" svg:x="0.1059in" svg:y="0.1488in">
              <draw:object draw:notify-on-update-of-ranges="Sheet1.C3:Sheet1.C5 Sheet1.B3:Sheet1.B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1915.5">
            <text:p>1915.5</text:p>
          </table:table-cell>
          <table:table-cell office:value-type="float" office:value="3.148">
            <text:p>3.148</text:p>
          </table:table-cell>
          <table:table-cell office:value-type="float" office:value="0.001669">
            <text:p>0.001669</text:p>
          </table:table-cell>
          <table:table-cell office:value-type="float" office:value="-0.049114">
            <text:p>-0.049114</text:p>
          </table:table-cell>
          <table:table-cell/>
        </table:table-row>
        <table:table-row table:style-name="ro2">
          <table:table-cell/>
          <table:table-cell office:value-type="float" office:value="3303.2">
            <text:p>3303.2</text:p>
          </table:table-cell>
          <table:table-cell office:value-type="float" office:value="5.462">
            <text:p>5.462</text:p>
          </table:table-cell>
          <table:table-cell office:value-type="string">
            <text:p>gain</text:p>
          </table:table-cell>
          <table:table-cell office:value-type="string">
            <text:p>offset</text:p>
          </table:table-cell>
          <table:table-cell/>
        </table:table-row>
        <table:table-row table:style-name="ro2">
          <table:table-cell/>
          <table:table-cell office:value-type="float" office:value="3486.3">
            <text:p>3486.3</text:p>
          </table:table-cell>
          <table:table-cell office:value-type="float" office:value="5.771">
            <text:p>5.771</text:p>
          </table:table-cell>
          <table:table-cell table:formula="oooc:=[.D3]" office:value-type="float" office:value="0.001669">
            <text:p>0.001669</text:p>
          </table:table-cell>
          <table:table-cell table:formula="oooc:=(-1*[.E3]/[.D3])" office:value-type="float" office:value="29.4272019173158">
            <text:p>29.427202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>
            <text:p>h117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904.3">
            <text:p>1904.3</text:p>
          </table:table-cell>
          <table:table-cell office:value-type="float" office:value="3.148">
            <text:p>3.148</text:p>
          </table:table-cell>
          <table:table-cell office:value-type="float" office:value="0.001666">
            <text:p>0.001666</text:p>
          </table:table-cell>
          <table:table-cell office:value-type="float" office:value="-0.026345">
            <text:p>-0.026345</text:p>
            <draw:frame table:end-cell-address="Sheet1.I14" table:end-x="0.5642in" table:end-y="0.0209in" draw:z-index="1" draw:style-name="gr1" svg:width="3.2417in" svg:height="0.8535in" svg:x="0.8787in" svg:y="0.011in">
              <draw:object draw:notify-on-update-of-ranges="Sheet1.B9:Sheet1.B11 Sheet1.C9:Sheet1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office:value-type="float" office:value="3301">
            <text:p>3301.0</text:p>
          </table:table-cell>
          <table:table-cell office:value-type="float" office:value="5.462">
            <text:p>5.462</text:p>
          </table:table-cell>
          <table:table-cell office:value-type="string">
            <text:p>gain</text:p>
          </table:table-cell>
          <table:table-cell office:value-type="string">
            <text:p>offset</text:p>
          </table:table-cell>
          <table:table-cell/>
        </table:table-row>
        <table:table-row table:style-name="ro2">
          <table:table-cell/>
          <table:table-cell office:value-type="float" office:value="3472.9">
            <text:p>3472.9</text:p>
          </table:table-cell>
          <table:table-cell office:value-type="float" office:value="5.771">
            <text:p>5.771</text:p>
          </table:table-cell>
          <table:table-cell table:formula="oooc:=[.D9]" office:value-type="float" office:value="0.001666">
            <text:p>0.001666</text:p>
          </table:table-cell>
          <table:table-cell table:formula="oooc:=(-1*[.E9]/[.D9])" office:value-type="float" office:value="15.8133253301321">
            <text:p>15.813325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>
            <text:p>h125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882.5">
            <text:p>1882.5</text:p>
          </table:table-cell>
          <table:table-cell office:value-type="float" office:value="3.148">
            <text:p>3.148</text:p>
          </table:table-cell>
          <table:table-cell office:value-type="float" office:value="0.0017">
            <text:p>0.001700</text:p>
          </table:table-cell>
          <table:table-cell office:value-type="float" office:value="-0.052432">
            <text:p>-0.052432</text:p>
          </table:table-cell>
          <table:table-cell>
            <draw:frame table:end-cell-address="Sheet1.I20" table:end-x="0.585in" table:end-y="0.063in" draw:z-index="2" draw:style-name="gr1" svg:width="3.2417in" svg:height="0.8535in" svg:x="0.0106in" svg:y="0.0535in">
              <draw:object draw:notify-on-update-of-ranges="Sheet1.B15:Sheet1.B17 Sheet1.C15:Sheet1.C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3245.3">
            <text:p>3245.3</text:p>
          </table:table-cell>
          <table:table-cell office:value-type="float" office:value="5.462">
            <text:p>5.462</text:p>
          </table:table-cell>
          <table:table-cell office:value-type="string">
            <text:p>gain</text:p>
          </table:table-cell>
          <table:table-cell office:value-type="string">
            <text:p>offset</text:p>
          </table:table-cell>
          <table:table-cell/>
        </table:table-row>
        <table:table-row table:style-name="ro2">
          <table:table-cell/>
          <table:table-cell office:value-type="float" office:value="3424.4">
            <text:p>3424.4</text:p>
          </table:table-cell>
          <table:table-cell office:value-type="float" office:value="5.771">
            <text:p>5.771</text:p>
          </table:table-cell>
          <table:table-cell table:formula="oooc:=[.D15]" office:value-type="float" office:value="0.0017">
            <text:p>0.001700</text:p>
          </table:table-cell>
          <table:table-cell table:formula="oooc:=(-1*[.E15]/[.D15])" office:value-type="float" office:value="30.8423529411765">
            <text:p>30.842353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>
            <text:p>h167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889.8">
            <text:p>1889.8</text:p>
          </table:table-cell>
          <table:table-cell office:value-type="float" office:value="3.148">
            <text:p>3.148</text:p>
          </table:table-cell>
          <table:table-cell office:value-type="float" office:value="0.001663">
            <text:p>0.001663</text:p>
          </table:table-cell>
          <table:table-cell office:value-type="float" office:value="0.005659">
            <text:p>0.005659</text:p>
            <draw:frame table:end-cell-address="Sheet1.I26" table:end-x="0.565in" table:end-y="0.0205in" draw:z-index="3" draw:style-name="gr1" svg:width="3.2417in" svg:height="0.8535in" svg:x="0.8795in" svg:y="0.011in">
              <draw:object draw:notify-on-update-of-ranges="Sheet1.B21:Sheet1.B23 Sheet1.C21:Sheet1.C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office:value-type="float" office:value="3281.2">
            <text:p>3281.2</text:p>
          </table:table-cell>
          <table:table-cell office:value-type="float" office:value="5.462">
            <text:p>5.462</text:p>
          </table:table-cell>
          <table:table-cell office:value-type="string">
            <text:p>gain</text:p>
          </table:table-cell>
          <table:table-cell office:value-type="string">
            <text:p>offset</text:p>
          </table:table-cell>
          <table:table-cell/>
        </table:table-row>
        <table:table-row table:style-name="ro2">
          <table:table-cell/>
          <table:table-cell office:value-type="float" office:value="3467.4">
            <text:p>3467.4</text:p>
          </table:table-cell>
          <table:table-cell office:value-type="float" office:value="5.771">
            <text:p>5.771</text:p>
          </table:table-cell>
          <table:table-cell table:formula="oooc:=[.D21]" office:value-type="float" office:value="0.001663">
            <text:p>0.001663</text:p>
          </table:table-cell>
          <table:table-cell table:formula="oooc:=(-1*[.E21]/[.D21])" office:value-type="float" office:value="-3.40288634996993">
            <text:p>-3.402886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>
            <text:p>h175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896.8">
            <text:p>1896.8</text:p>
          </table:table-cell>
          <table:table-cell office:value-type="float" office:value="3.148">
            <text:p>3.148</text:p>
          </table:table-cell>
          <table:table-cell office:value-type="float" office:value="0.0016449">
            <text:p>0.001645</text:p>
          </table:table-cell>
          <table:table-cell office:value-type="float" office:value="0.02146">
            <text:p>0.021460</text:p>
          </table:table-cell>
          <table:table-cell>
            <draw:frame table:end-cell-address="Sheet1.I32" table:end-x="0.585in" table:end-y="0.0094in" draw:z-index="4" draw:style-name="gr1" svg:width="3.2417in" svg:height="0.8535in" svg:x="0.0106in" svg:y="0in">
              <draw:object draw:notify-on-update-of-ranges="Sheet1.B27:Sheet1.B29 Sheet1.C27:Sheet1.C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3301.4">
            <text:p>3301.4</text:p>
          </table:table-cell>
          <table:table-cell office:value-type="float" office:value="5.462">
            <text:p>5.462</text:p>
          </table:table-cell>
          <table:table-cell office:value-type="string">
            <text:p>gain</text:p>
          </table:table-cell>
          <table:table-cell office:value-type="string">
            <text:p>offset</text:p>
          </table:table-cell>
          <table:table-cell/>
        </table:table-row>
        <table:table-row table:style-name="ro2">
          <table:table-cell/>
          <table:table-cell office:value-type="float" office:value="3486.7">
            <text:p>3486.7</text:p>
          </table:table-cell>
          <table:table-cell office:value-type="float" office:value="5.771">
            <text:p>5.771</text:p>
          </table:table-cell>
          <table:table-cell table:formula="oooc:=[.D27]" office:value-type="float" office:value="0.0016449">
            <text:p>0.001645</text:p>
          </table:table-cell>
          <table:table-cell table:formula="oooc:=(-1*[.E27]/[.D27])" office:value-type="float" office:value="-13.0463857985288">
            <text:p>-13.046386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>
            <text:p>h183</text:p>
          </table:table-cell>
          <table:table-cell/>
          <table:table-cell table:style-name="ce3"/>
          <table:table-cell table:number-columns-repeated="2"/>
          <table:table-cell>
            <draw:frame table:end-cell-address="Sheet1.I37" table:end-x="0.585in" table:end-y="0.1681in" draw:z-index="5" draw:style-name="gr1" svg:width="3.2417in" svg:height="0.8535in" svg:x="0.0106in" svg:y="0.1583in">
              <draw:object draw:notify-on-update-of-ranges="Sheet1.B33:Sheet1.B35 Sheet1.C33:Sheet1.C3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1949.1">
            <text:p>1949.1</text:p>
          </table:table-cell>
          <table:table-cell office:value-type="float" office:value="3.148">
            <text:p>3.148</text:p>
          </table:table-cell>
          <table:table-cell office:value-type="float" office:value="0.0016909">
            <text:p>0.001691</text:p>
          </table:table-cell>
          <table:table-cell office:value-type="float" office:value="0.011391">
            <text:p>0.011391</text:p>
          </table:table-cell>
          <table:table-cell/>
        </table:table-row>
        <table:table-row table:style-name="ro2">
          <table:table-cell/>
          <table:table-cell office:value-type="float" office:value="3391">
            <text:p>3391.0</text:p>
          </table:table-cell>
          <table:table-cell office:value-type="float" office:value="5.462">
            <text:p>5.462</text:p>
          </table:table-cell>
          <table:table-cell office:value-type="string">
            <text:p>gain</text:p>
          </table:table-cell>
          <table:table-cell office:value-type="string">
            <text:p>offset</text:p>
          </table:table-cell>
          <table:table-cell/>
        </table:table-row>
        <table:table-row table:style-name="ro2">
          <table:table-cell/>
          <table:table-cell office:value-type="float" office:value="3576.8">
            <text:p>3576.8</text:p>
          </table:table-cell>
          <table:table-cell office:value-type="float" office:value="5.771">
            <text:p>5.771</text:p>
          </table:table-cell>
          <table:table-cell table:formula="oooc:=[.D33]" office:value-type="float" office:value="0.0016909">
            <text:p>0.001691</text:p>
          </table:table-cell>
          <table:table-cell table:formula="oooc:=(-1*[.E33]/[.D33])" office:value-type="float" office:value="-6.73664912176947">
            <text:p>-6.736649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string">
            <text:p>h191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916.2">
            <text:p>1916.2</text:p>
          </table:table-cell>
          <table:table-cell office:value-type="float" office:value="3.148">
            <text:p>3.148</text:p>
          </table:table-cell>
          <table:table-cell office:value-type="float" office:value="0.001642">
            <text:p>0.001642</text:p>
          </table:table-cell>
          <table:table-cell office:value-type="float" office:value="0.001122">
            <text:p>0.001122</text:p>
            <draw:frame table:end-cell-address="Sheet1.I44" table:end-x="0.5535in" table:end-y="0.0094in" draw:z-index="6" draw:style-name="gr1" svg:width="3.2417in" svg:height="0.8535in" svg:x="0.8681in" svg:y="0in">
              <draw:object draw:notify-on-update-of-ranges="Sheet1.B39:Sheet1.B41 Sheet1.C39:Sheet1.C4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/>
          <table:table-cell office:value-type="float" office:value="3326.5">
            <text:p>3326.5</text:p>
          </table:table-cell>
          <table:table-cell office:value-type="float" office:value="5.462">
            <text:p>5.462</text:p>
          </table:table-cell>
          <table:table-cell office:value-type="string">
            <text:p>gain</text:p>
          </table:table-cell>
          <table:table-cell office:value-type="string">
            <text:p>offset</text:p>
          </table:table-cell>
          <table:table-cell/>
        </table:table-row>
        <table:table-row table:style-name="ro2">
          <table:table-cell/>
          <table:table-cell office:value-type="float" office:value="3512.7">
            <text:p>3512.7</text:p>
          </table:table-cell>
          <table:table-cell office:value-type="float" office:value="5.771">
            <text:p>5.771</text:p>
          </table:table-cell>
          <table:table-cell table:formula="oooc:=[.D39]" office:value-type="float" office:value="0.001642">
            <text:p>0.001642</text:p>
          </table:table-cell>
          <table:table-cell table:formula="oooc:=(-1*[.E39]/[.D39])" office:value-type="float" office:value="-0.683313032886723">
            <text:p>-0.68331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3/01/2017</text:date>, <text:time>15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17-03-01T15:10:38</meta:creation-date>
    <dc:date>2017-03-01T15:38:50</dc:date>
    <meta:editing-cycles>1</meta:editing-cycles>
    <meta:editing-duration>PT17S</meta:editing-duration>
    <meta:user-defined meta:name="Info 1"/>
    <meta:user-defined meta:name="Info 2"/>
    <meta:user-defined meta:name="Info 3"/>
    <meta:user-defined meta:name="Info 4"/>
    <meta:document-statistic meta:table-count="3" meta:cell-count="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 style:data-style-name="N116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235cm" svg:height="2.169cm" chart:class="chart:scatter" chart:style-name="ch1">
        <chart:plot-area chart:style-name="ch2" table:cell-range-address="Sheet1.B9:Sheet1.C11" svg:x="0.163cm" svg:y="0.042cm" svg:width="7.905cm" svg:height="2.08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9:Sheet1.C11" chart:class="chart:scatter">
            <chart:domain table:cell-range-address="Sheet1.B9:Sheet1.B11"/>
            <chart:regression-curve chart:style-name="ch7">
              <chart:equation chart:display-r-square="true" svg:x="1.151cm" svg:y="0.086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</table:table-cell>
              <table:table-cell office:value-type="float" office:value="1904.3">
                <text:p>1904.3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3301">
                <text:p>3301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3472.9">
                <text:p>3472.9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 style:data-style-name="N116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235cm" svg:height="2.169cm" chart:class="chart:scatter" chart:style-name="ch1">
        <chart:plot-area chart:style-name="ch2" table:cell-range-address="Sheet1.B3:Sheet1.C5" svg:x="0.164cm" svg:y="0.042cm" svg:width="7.905cm" svg:height="2.08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class="chart:scatter">
            <chart:domain table:cell-range-address="Sheet1.B3:Sheet1.B5"/>
            <chart:regression-curve chart:style-name="ch7">
              <chart:equation chart:display-r-square="true" svg:x="1.151cm" svg:y="0.086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1915.5">
                <text:p>1915.5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303.2">
                <text:p>3303.2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3486.3">
                <text:p>3486.3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 style:data-style-name="N116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235cm" svg:height="2.169cm" chart:class="chart:scatter" chart:style-name="ch1">
        <chart:plot-area chart:style-name="ch2" table:cell-range-address="Sheet1.B15:Sheet1.C17" svg:x="0.163cm" svg:y="0.042cm" svg:width="7.905cm" svg:height="2.08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5:Sheet1.C17" chart:class="chart:scatter">
            <chart:domain table:cell-range-address="Sheet1.B15:Sheet1.B17"/>
            <chart:regression-curve chart:style-name="ch7">
              <chart:equation chart:display-r-square="true" svg:x="1.151cm" svg:y="0.086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</table:table-cell>
              <table:table-cell office:value-type="float" office:value="1882.5">
                <text:p>1882.5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245.3">
                <text:p>3245.3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424.4">
                <text:p>3424.4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 style:data-style-name="N116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235cm" svg:height="2.169cm" chart:class="chart:scatter" chart:style-name="ch1">
        <chart:plot-area chart:style-name="ch2" table:cell-range-address="Sheet1.B21:Sheet1.C23" svg:x="0.163cm" svg:y="0.042cm" svg:width="7.905cm" svg:height="2.08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1:Sheet1.C23" chart:class="chart:scatter">
            <chart:domain table:cell-range-address="Sheet1.B21:Sheet1.B23"/>
            <chart:regression-curve chart:style-name="ch7">
              <chart:equation chart:display-r-square="true" svg:x="1.151cm" svg:y="0.086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</table:table-cell>
              <table:table-cell office:value-type="float" office:value="1889.8">
                <text:p>1889.8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3281.2">
                <text:p>3281.2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3467.4">
                <text:p>3467.4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 style:data-style-name="N116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235cm" svg:height="2.169cm" chart:class="chart:scatter" chart:style-name="ch1">
        <chart:plot-area chart:style-name="ch2" table:cell-range-address="Sheet1.B27:Sheet1.C29" svg:x="0.163cm" svg:y="0.042cm" svg:width="7.905cm" svg:height="2.08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7:Sheet1.C29" chart:class="chart:scatter">
            <chart:domain table:cell-range-address="Sheet1.B27:Sheet1.B29"/>
            <chart:regression-curve chart:style-name="ch7">
              <chart:equation chart:display-r-square="true" svg:x="1.151cm" svg:y="0.086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</table:table-cell>
              <table:table-cell office:value-type="float" office:value="1896.8">
                <text:p>1896.8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3301.4">
                <text:p>3301.4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3486.7">
                <text:p>3486.7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 style:data-style-name="N116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235cm" svg:height="2.169cm" chart:class="chart:scatter" chart:style-name="ch1">
        <chart:plot-area chart:style-name="ch2" table:cell-range-address="Sheet1.B33:Sheet1.C35" svg:x="0.163cm" svg:y="0.042cm" svg:width="7.905cm" svg:height="2.08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3:Sheet1.C35" chart:class="chart:scatter">
            <chart:domain table:cell-range-address="Sheet1.B33:Sheet1.B35"/>
            <chart:regression-curve chart:style-name="ch7">
              <chart:equation chart:display-r-square="true" svg:x="1.151cm" svg:y="0.086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</table:table-cell>
              <table:table-cell office:value-type="float" office:value="1949.1">
                <text:p>1949.1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391">
                <text:p>3391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576.8">
                <text:p>3576.8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 style:data-style-name="N116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235cm" svg:height="2.169cm" chart:class="chart:scatter" chart:style-name="ch1">
        <chart:plot-area chart:style-name="ch2" table:cell-range-address="Sheet1.B39:Sheet1.C41" svg:x="0.163cm" svg:y="0.042cm" svg:width="7.905cm" svg:height="2.08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41" chart:class="chart:scatter">
            <chart:domain table:cell-range-address="Sheet1.B39:Sheet1.B41"/>
            <chart:regression-curve chart:style-name="ch7">
              <chart:equation chart:display-r-square="true" svg:x="1.151cm" svg:y="0.086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</table:table-cell>
              <table:table-cell office:value-type="float" office:value="1916.2">
                <text:p>1916.2</text:p>
              </table:table-cell>
              <table:table-cell office:value-type="float" office:value="3.148">
                <text:p>3.14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326.5">
                <text:p>3326.5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12.7">
                <text:p>3512.7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